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14cm" table:align="left"/>
    </style:style>
    <style:style style:name="Tabla1.A" style:family="table-column">
      <style:table-column-properties style:column-width="9.828cm"/>
    </style:style>
    <style:style style:name="Tabla1.B" style:family="table-column">
      <style:table-column-properties style:column-width="7.08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742cm" table:align="left"/>
    </style:style>
    <style:style style:name="Tabla2.A" style:family="table-column">
      <style:table-column-properties style:column-width="6.362cm"/>
    </style:style>
    <style:style style:name="Tabla2.B" style:family="table-column">
      <style:table-column-properties style:column-width="5.3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PROPÓSITO DEL PROYECTO</text:h>
      <text:p text:style-name="Text_20_body"><text:span text:style-name="Strong_20_Emphasis">HeaderCheckr</text:span> es una app web para analizar los encabezados HTTP de un sitio web y evaluar su seguridad. Surge como una mejora frente a herramientas como securityheaders.com, a las que les identificaste problemas importantes.</text:p>
      <text:p text:style-name="Horizontal_20_Line"/>
      <text:h text:style-name="Heading_20_2" text:outline-level="2">❌ PROBLEMAS QUE RESUELVE HEADERCHECKR</text:h>
      <text:h text:style-name="Heading_20_3" text:outline-level="3">1. ❗ <text:span text:style-name="Strong_20_Emphasis">Detección de incoherencias internas</text:span></text:h>
      <text:p text:style-name="Text_20_body">SecurityHeaders no detecta conflictos como:</text:p>
      <text:p text:style-name="Preformatted_20_Text">http</text:p>
      <text:p text:style-name="Preformatted_20_Text">CopiarEditar</text:p>
      <text:p text:style-name="P1"><text:span text:style-name="Source_20_Text">Cache-Control: no-store, no-cache</text:span></text:p>
      <text:p text:style-name="P2"><text:span text:style-name="Source_20_Text">Cache-Control: max-age=60</text:span></text:p>
      <text:p text:style-name="Text_20_body">🔎 HeaderCheckr sí puede marcarlos como inconsistentes, señalando configuraciones contradictorias.</text:p>
      <text:p text:style-name="Horizontal_20_Line"/>
      <text:h text:style-name="Heading_20_3" text:outline-level="3">2. 🧩 <text:span text:style-name="Strong_20_Emphasis">Reconocimiento de mecanismos equivalentes</text:span></text:h>
      <text:p text:style-name="Text_20_body">SecurityHeaders penaliza la falta de <text:span text:style-name="Source_20_Text">X-Frame-Options</text:span> incluso si el sitio usa:</text:p>
      <text:p text:style-name="Preformatted_20_Text">http</text:p>
      <text:p text:style-name="Preformatted_20_Text">CopiarEditar</text:p>
      <text:p text:style-name="P3"><text:span text:style-name="Source_20_Text">Content-Security-Policy: frame-ancestors 'none';</text:span></text:p>
      <text:p text:style-name="Text_20_body">✔️ HeaderCheckr reconoce que ese mecanismo moderno cumple la misma función, y no debería marcarse en rojo.</text:p>
      <text:p text:style-name="Horizontal_20_Line"/>
      <text:h text:style-name="Heading_20_3" text:outline-level="3">3. ⚠️ <text:span text:style-name="Strong_20_Emphasis">Evaluación más inteligente, basada en el objetivo</text:span></text:h>
      <text:p text:style-name="Text_20_body">No evalúa solo “si el header está o no”, sino si <text:span text:style-name="Strong_20_Emphasis">el objetivo de seguridad está logrado</text:span>, ya sea con ese header o con otro.</text:p>
      <text:p text:style-name="Horizontal_20_Line"/>
      <text:h text:style-name="Heading_20_2" text:outline-level="2">✅ FUNCIONALIDADES ACTUALES (MVP)</text:h>
      <text:p text:style-name="Text_20_body">Ya implementadas o en desarrollo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Funcionalidad</text:p>
            </table:table-cell>
            <table:table-cell table:style-name="Tabla1.A1" office:value-type="string">
              <text:p text:style-name="Table_20_Heading">Estado</text:p>
            </table:table-cell>
          </table:table-row>
        </table:table-header-rows>
        <table:table-row>
          <table:table-cell table:style-name="Tabla1.A1" office:value-type="string">
            <text:p text:style-name="Table_20_Contents">Análisis de encabezados HTTP</text:p>
          </table:table-cell>
          <table:table-cell table:style-name="Tabla1.A1" office:value-type="string">
            <text:p text:style-name="Table_20_Contents">✅ Hecho (<text:span text:style-name="Source_20_Text">fetcher.py</text:span>)fetcher</text:p>
          </table:table-cell>
        </table:table-row>
        <table:table-row>
          <table:table-cell table:style-name="Tabla1.A1" office:value-type="string">
            <text:p text:style-name="Table_20_Contents">Evaluación simple en backend (<text:span text:style-name="Source_20_Text">evaluate_headers</text:span>)</text:p>
          </table:table-cell>
          <table:table-cell table:style-name="Tabla1.A1" office:value-type="string">
            <text:p text:style-name="Table_20_Contents">⚙️ En desarrollo</text:p>
          </table:table-cell>
        </table:table-row>
        <text:soft-page-break/>
        <table:table-row>
          <table:table-cell table:style-name="Tabla1.A1" office:value-type="string">
            <text:p text:style-name="Table_20_Contents">Detección de headers presentes / faltantes</text:p>
          </table:table-cell>
          <table:table-cell table:style-name="Tabla1.A1" office:value-type="string">
            <text:p text:style-name="Table_20_Contents">⚙️ Parcial</text:p>
          </table:table-cell>
        </table:table-row>
        <table:table-row>
          <table:table-cell table:style-name="Tabla1.A1" office:value-type="string">
            <text:p text:style-name="Table_20_Contents">Validación de URL segura (no locales, etc.)</text:p>
          </table:table-cell>
          <table:table-cell table:style-name="Tabla1.A1" office:value-type="string">
            <text:p text:style-name="Table_20_Contents">✅ Hecho (<text:span text:style-name="Source_20_Text">url_guard.py</text:span>)url_guard</text:p>
          </table:table-cell>
        </table:table-row>
        <table:table-row>
          <table:table-cell table:style-name="Tabla1.A1" office:value-type="string">
            <text:p text:style-name="Table_20_Contents">API RESTful con Flask (<text:span text:style-name="Source_20_Text">/analyze</text:span>)</text:p>
          </table:table-cell>
          <table:table-cell table:style-name="Tabla1.A1" office:value-type="string">
            <text:p text:style-name="Table_20_Contents">✅ Hecho (<text:span text:style-name="Source_20_Text">routes.py</text:span>)routes</text:p>
          </table:table-cell>
        </table:table-row>
      </table:table>
      <text:p text:style-name="Horizontal_20_Line"/>
      <text:h text:style-name="Heading_20_2" text:outline-level="2">💡 FUNCIONALIDADES QUE DEBE TENER (Plan inmediato)</text:h>
      <text:list text:style-name="L1">
        <text:list-item>
          <text:p text:style-name="P4"><text:span text:style-name="Strong_20_Emphasis">Motor de evaluación simple</text:span> en Python:</text:p>
          <text:list>
            <text:list-item>
              <text:p text:style-name="P4">Revisa headers clave como <text:span text:style-name="Source_20_Text">CSP</text:span>, <text:span text:style-name="Source_20_Text">HSTS</text:span>, <text:span text:style-name="Source_20_Text">X-Content-Type-Options</text:span>, etc.</text:p>
            </text:list-item>
            <text:list-item>
              <text:p text:style-name="P4">Entrega una nota general y explicaciones claras</text:p>
            </text:list-item>
          </text:list>
        </text:list-item>
        <text:list-item>
          <text:p text:style-name="P4"><text:span text:style-name="Strong_20_Emphasis">Frontend con React</text:span>:</text:p>
          <text:list>
            <text:list-item>
              <text:p text:style-name="P4">Input para ingresar URL</text:p>
            </text:list-item>
            <text:list-item>
              <text:p text:style-name="P4">Visualización clara de headers</text:p>
            </text:list-item>
            <text:list-item>
              <text:p text:style-name="P4">Distinción: presentes, ausentes, inconsistentes</text:p>
            </text:list-item>
            <text:list-item>
              <text:p text:style-name="P4">Resultado visual (nota, semáforo, resumen)</text:p>
            </text:list-item>
          </text:list>
        </text:list-item>
        <text:list-item>
          <text:p text:style-name="P4"><text:span text:style-name="Strong_20_Emphasis">Limitación de uso gratuito</text:span>:</text:p>
          <text:list>
            <text:list-item>
              <text:p text:style-name="P4">Ej. 3 análisis/día por IP</text:p>
            </text:list-item>
          </text:list>
        </text:list-item>
      </text:list>
      <text:p text:style-name="Horizontal_20_Line"/>
      <text:h text:style-name="Heading_20_2" text:outline-level="2">🌟 FUNCIONALIDADES PREMIUM (a futuro, $0.99/mes)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Feature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Análisis de subrutas</text:p>
          </table:table-cell>
          <table:table-cell table:style-name="Tabla2.A1" office:value-type="string">
            <text:p text:style-name="Table_20_Contents"><text:span text:style-name="Source_20_Text">/login</text:span>, <text:span text:style-name="Source_20_Text">/checkout</text:span> etc.</text:p>
          </table:table-cell>
        </table:table-row>
        <table:table-row>
          <table:table-cell table:style-name="Tabla2.A1" office:value-type="string">
            <text:p text:style-name="Table_20_Contents">Guardar sitios favoritos</text:p>
          </table:table-cell>
          <table:table-cell table:style-name="Tabla2.A1" office:value-type="string">
            <text:p text:style-name="Table_20_Contents">Para exportar después</text:p>
          </table:table-cell>
        </table:table-row>
        <table:table-row>
          <table:table-cell table:style-name="Tabla2.A1" office:value-type="string">
            <text:p text:style-name="Table_20_Contents">Exportar a Excel / JSON</text:p>
          </table:table-cell>
          <table:table-cell table:style-name="Tabla2.A1" office:value-type="string">
            <text:p text:style-name="Table_20_Contents">Sitios analizados o guardados</text:p>
          </table:table-cell>
        </table:table-row>
        <table:table-row>
          <table:table-cell table:style-name="Tabla2.A1" office:value-type="string">
            <text:p text:style-name="Table_20_Contents">Mini análisis con IA (<text:span text:style-name="Source_20_Text">gpt-3.5</text:span>)</text:p>
          </table:table-cell>
          <table:table-cell table:style-name="Tabla2.A1" office:value-type="string">
            <text:p text:style-name="Table_20_Contents">Explicación natural de riesgos</text:p>
          </table:table-cell>
        </table:table-row>
        <table:table-row>
          <table:table-cell table:style-name="Tabla2.A1" office:value-type="string">
            <text:p text:style-name="Table_20_Contents">Historial de análisis</text:p>
          </table:table-cell>
          <table:table-cell table:style-name="Tabla2.A1" office:value-type="string">
            <text:p text:style-name="Table_20_Contents">Solo para usuarios premium</text:p>
          </table:table-cell>
        </table:table-row>
        <table:table-row>
          <table:table-cell table:style-name="Tabla2.A1" office:value-type="string">
            <text:p text:style-name="Table_20_Contents">Dashboard privado</text:p>
          </table:table-cell>
          <table:table-cell table:style-name="Tabla2.A1" office:value-type="string">
            <text:p text:style-name="Table_20_Contents">Vista centralizada con login</text:p>
          </table:table-cell>
        </table:table-row>
        <table:table-row>
          <table:table-cell table:style-name="Tabla2.A1" office:value-type="string">
            <text:p text:style-name="Table_20_Contents">Comparación de múltiples dominios</text:p>
          </table:table-cell>
          <table:table-cell table:style-name="Tabla2.A1" office:value-type="string">
            <text:p text:style-name="Table_20_Contents">¿Cuál es más seguro?</text:p>
          </table:table-cell>
        </table:table-row>
      </table:table>
      <text:p text:style-name="Horizontal_20_Line"/>
      <text:h text:style-name="Heading_20_2" text:outline-level="2">🔮 FUNCIONALIDADES AVANZADAS FUTURAS</text:h>
      <text:list text:style-name="L2">
        <text:list-item>
          <text:p text:style-name="P5"><text:span text:style-name="Strong_20_Emphasis">Análisis contextual con IA avanzada (</text:span><text:span text:style-name="Strong_20_Emphasis"><text:span text:style-name="Source_20_Text">gpt-4</text:span></text:span><text:span text:style-name="Strong_20_Emphasis">)</text:span></text:p>
        </text:list-item>
        <text:list-item>
          <text:p text:style-name="P5"><text:span text:style-name="Strong_20_Emphasis">Integración con Shodan API</text:span></text:p>
          <text:list>
            <text:list-item>
              <text:p text:style-name="P5"><text:soft-page-break/>Muestra si la IP del sitio tiene puertos abiertos, servicios vulnerables, etc.</text:p>
            </text:list-item>
          </text:list>
        </text:list-item>
        <text:list-item>
          <text:p text:style-name="P5"><text:span text:style-name="Strong_20_Emphasis">Alertas automáticas</text:span></text:p>
          <text:list>
            <text:list-item>
              <text:p text:style-name="P5">Notificación si algún sitio guardado cambia su configuración de seguridad</text:p>
            </text:list-item>
          </text:list>
        </text:list-item>
        <text:list-item>
          <text:p text:style-name="P5"><text:span text:style-name="Strong_20_Emphasis">PDF o informes técnicos para equipos de ciberseguridad</text:span></text:p>
        </text:list-item>
        <text:list-item>
          <text:p text:style-name="P5"><text:span text:style-name="Strong_20_Emphasis">Modo CLI o API pública para desarrolladores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6:39:27.906045627</meta:creation-date>
    <dc:date>2025-07-25T19:58:32.962860191</dc:date>
    <meta:editing-duration>PT3H8M53S</meta:editing-duration>
    <meta:editing-cycles>1</meta:editing-cycles>
    <meta:document-statistic meta:table-count="2" meta:image-count="0" meta:object-count="0" meta:page-count="3" meta:paragraph-count="68" meta:word-count="382" meta:character-count="2604" meta:non-whitespace-character-count="2307"/>
    <meta:generator>LibreOffice/24.8.6.2$Linux_X86_64 LibreOffice_project/480$Build-2</meta:generator>
  </office:meta>
</office:document-meta>
</file>